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6"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8" style:family="table-cell" style:parent-style-name="Default" style:data-style-name="N112">
      <style:text-properties style:font-name="Hiragino Sans" style:font-name-asian="Hiragino Sans"/>
    </style:style>
    <style:style style:name="ce5" style:family="table-cell" style:parent-style-name="Default">
      <style:text-properties style:font-name-asian="Hiragino Sans"/>
    </style:style>
    <style:style style:name="ce7" style:family="table-cell" style:parent-style-name="Default" style:data-style-name="N33">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4" table:default-cell-style-name="ce6"/>
        <table:table-column table:style-name="co9" table:default-cell-style-name="ce6"/>
        <table:table-column table:style-name="co8"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1008" table:default-cell-style-name="ce6"/>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number-rows-repeated="1048520">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number-rows-repeated="1048563">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2">
          <table:table-cell table:style-name="ce7"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2">
          <table:table-cell table:style-name="ce7"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2">
          <table:table-cell table:style-name="ce7"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2">
          <table:table-cell table:style-name="ce7"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2">
          <table:table-cell table:style-name="ce7"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2">
          <table:table-cell table:style-name="ce7"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2">
          <table:table-cell table:style-name="ce7"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2">
          <table:table-cell table:style-name="ce7"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2">
          <table:table-cell table:style-name="ce7"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2">
          <table:table-cell table:style-name="ce7"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2">
          <table:table-cell table:style-name="ce7"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2">
          <table:table-cell table:style-name="ce7"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2">
          <table:table-cell table:style-name="ce7"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2">
          <table:table-cell table:style-name="ce7"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2">
          <table:table-cell table:style-name="ce7"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2">
          <table:table-cell table:style-name="ce7" office:value-type="date" office:date-value="2020-03-11" calcext:value-type="date">
            <text:p>3月11日</text:p>
          </table:table-cell>
          <table:table-cell office:value-type="float" office:value="69" calcext:value-type="float">
            <text:p>69</text:p>
          </table:table-cell>
          <table:table-cell office:value-type="float" office:value="59" calcext:value-type="float">
            <text:p>59</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2">
          <table:table-cell table:style-name="ce7" office:value-type="date" office:date-value="2020-03-12" calcext:value-type="date">
            <text:p>3月12日</text:p>
          </table:table-cell>
          <table:table-cell office:value-type="float" office:value="86" calcext:value-type="float">
            <text:p>86</text:p>
          </table:table-cell>
          <table:table-cell office:value-type="float" office:value="87" calcext:value-type="float">
            <text:p>87</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number-rows-repeated="104855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15:43:15.073752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5T15:48:50.440233054</dc:date>
    <meta:editing-duration>PT2H29M36S</meta:editing-duration>
    <meta:editing-cycles>113</meta:editing-cycles>
    <meta:generator>LibreOffice/6.2.8.2$MacOSX_X86_64 LibreOffice_project/f82ddfca21ebc1e222a662a32b25c0c9d20169ee</meta:generator>
    <meta:document-statistic meta:table-count="4" meta:cell-count="1038" meta:object-count="0"/>
    <meta:user-defined meta:name=""/>
  </office:meta>
</office:document-meta>
</file>